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</text:p>
      <text:p text:style-name="Standard"/>
      <text:list xml:id="list139404037691307348" text:style-name="L1">
        <text:list-item>
          <text:p text:style-name="P2">Ein Farbbild eines Irrgartens (Input) wird eingelesen</text:p>
        </text:list-item>
        <text:list-item>
          <text:p text:style-name="P2">Das Bild wird in verschiedenen Zwischenschritten vorverarbeitet (Magic)</text:p>
        </text:list-item>
        <text:list-item>
          <text:p text:style-name="P2">Der Weg von einem Startpunkt zum Ausgang hin wird als rote Linie eingezeichnet<text:line-break/></text:p>
        </text:list-item>
      </text:list>
      <text:p text:style-name="Standard"/>
      <text:p text:style-name="Standard">2</text:p>
      <text:p text:style-name="Standard"/>
      <text:p text:style-name="Standard">Folgende Voraussetzungen müssen erfüllt sein</text:p>
      <text:p text:style-name="Standard"/>
      <text:list xml:id="list283477521484254191" text:style-name="L2">
        <text:list-item>
          <text:p text:style-name="P3">es ist genau ein Start- und ein Endpunkt eingezeichnet <text:line-break/> Start = roter Punkt, zumindest mehrere Pixel durchmesser (&gt;= 4)<text:line-break/> Endbereich = grüne Fläche, so platziert dass der Bereich beim Verlassen des Irrgartens passiert werden muss</text:p>
        </text:list-item>
        <text:list-item>
          <text:p text:style-name="P3">Lösbar = genau ein Ausgang<text:line-break/> Ausgang (grüner Bereich) ist vom Startpunkt aus (roter Punkt) erreichbar</text:p>
        </text:list-item>
        <text:list-item>
          <text:p text:style-name="P3">Damit Weg gefunden werden kann, muss Weg &amp; Wand ausreichend unterscheidbar sein<text:line-break/>Kriterien<text:line-break/>-- Abstand zwischen den Wänden &gt;= 5px<text:line-break/>-- Farblicher Kontrast "Ausreichend" – wird noch genauer erklärt; bedeutet dass bei einer Reduktion auf ein Binärbild mit dynamischem Threshold Wand = 0, Gang = 1 erzeugen kann</text:p>
        </text:list-item>
      </text:list>
      <text:p text:style-name="Standard"/>
      <text:p text:style-name="Standard">3</text:p>
      <text:p text:style-name="Standard"/>
      <text:p text:style-name="Standard">Methodik der Endabgabe wird als Pipeline umgesetzt; naheliegend durch Matlab und aufeinander aufbauenden Teilalgorithmen</text:p>
      <text:p text:style-name="Standard"/>
      <text:list xml:id="list8952158700940939038" text:style-name="L3">
        <text:list-item>
          <text:p text:style-name="P4">Einlesen, Bilder gegebenenfalls umwandeln (gif in RGB Farbraum bringen)</text:p>
        </text:list-item>
        <text:list-item>
          <text:p text:style-name="P4">Median Filter – um kleinere Störungen zu entfernen</text:p>
        </text:list-item>
        <text:list-item>
          <text:p text:style-name="P4">Farbkanäle trennen – Start und Ende über Farbbereiche erkannt</text:p>
        </text:list-item>
        <text:list-item>
          <text:p text:style-name="P4">Graustufenbild erstellen – Zwischenschritt – für Binärbild &amp; Threshold</text:p>
        </text:list-item>
        <text:list-item>
          <text:p text:style-name="P4">Startpunkt ermitteln (centroid – Mittelpunkt der roten Fläche)</text:p>
        </text:list-item>
        <text:list-item>
          <text:p text:style-name="P4">Endbereich ermitteln (centroid – Mittelpunkt der grünen Fläche – von diesem ausgehend Gesamtfläche ermitteln)</text:p>
        </text:list-item>
        <text:list-item>
          <text:p text:style-name="P4">Binärbild aus Graustufenbild ermitteln </text:p>
        </text:list-item>
        <text:list-item>
          <text:p text:style-name="P4">Pledge – wie "Gameloop"<text:line-break/>+ Umgebung Prüfen<text:line-break/>+ Ausgang gefunden?<text:line-break/>+ Bewegungsrichtung festlegen<text:line-break/>+ Umgebung um 1px verschieben</text:p>
        </text:list-item>
        <text:list-item>
          <text:p text:style-name="P4">Alle 70 px wird Zwischenbild ausgegeben – Animation</text:p>
        </text:list-item>
        <text:list-item>
          <text:p text:style-name="P4">Am Ende wird Originalbild &amp; Bild mit Pfad ausgegeben</text:p>
        </text:list-item>
      </text:list>
      <text:p text:style-name="Standard"/>
      <text:p text:style-name="Standard">4 – Stefan</text:p>
      <text:p text:style-name="P1">5 </text:p>
      <text:p text:style-name="Standard"/>
      <text:list xml:id="list3557691251868881644" text:style-name="L4">
        <text:list-item>
          <text:p text:style-name="P5">Pledge funktioniert wie "Linke Hand" Algorithmus<text:line-break/> Vom Startpunkt geradeaus bis zu nächsten Wand gehen<text:line-break/> Der Wand folgen, sodass die Wand immer mit der linken Hand berührt wird<text:line-break/> Bei Strukturen die nicht mit der Aussenwand verbunden sind würden Endlosschleifen entstehen</text:p>
        </text:list-item>
        <text:list-item>
          <text:p text:style-name="P5">Deshalb Counter der beim Rechtsabbiegen erhöht, beim Linksabbiegen verringert wird</text:p>
        </text:list-item>
        <text:list-item>
          <text:p text:style-name="P5">Bei Counter==0 wird statt dem Linksabbiegen die Wand losgelassen<text:line-break/></text:p>
        </text:list-item>
        <text:list-item>
          <text:p text:style-name="P5">5x5 Umgebung<text:line-break/>+ Ist das Zentrum im Zielbereich – also (x,y) Intervall des grünen Bereichs, Terminiert der Algorithmus<text:line-break/>+ Sind in der Bewegungsrichtung mindestens 3 der vorderen 5px schwarz =&gt; Kollision mit der Wand =&gt; rechts abbiegen<text:line-break/>+ Sind links der Bewegungsrichtung 4px weiss, so endet die Wand =&gt; links abbiegen<text:line-break/><text:tab/>Spezialfall: Counter == 0 -&gt; gerade gehen bis zur nächsten Kollision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M50S</meta:editing-duration>
    <meta:editing-cycles>5</meta:editing-cycles>
    <meta:generator>OpenOffice.org/3.4$Win32 OpenOffice.org_project/340m1$Build-9590</meta:generator>
    <dc:date>2013-01-21T10:50:37.25</dc:date>
    <meta:document-statistic meta:table-count="0" meta:image-count="0" meta:object-count="0" meta:page-count="2" meta:paragraph-count="27" meta:word-count="388" meta:character-count="2518"/>
    <meta:user-defined meta:name="Info 1"/>
    <meta:user-defined meta:name="Info 2"/>
    <meta:user-defined meta:name="Info 3"/>
    <meta:user-defined meta:name="Info 4"/>
  </office:meta>
</office:document-meta>
</file>